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9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1" fo:font-size="20pt" style:font-size-asian="20pt" style:font-size-complex="20pt"/>
    </style:style>
    <style:style style:name="ce3" style:family="table-cell" style:parent-style-name="Default"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font-name="Arial1"/>
    </style:style>
    <style:style style:name="ce5" style:family="table-cell" style:parent-style-name="Default">
      <style:text-properties style:font-name="Arial1"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3">
          <table:table-cell/>
          <table:table-cell table:style-name="ce2" office:value-type="string" table:number-columns-spanned="12" table:number-rows-spanned="1">
            <text:p>Query Performance Data of Migration Strategies in ms</text:p>
          </table:table-cell>
          <table:covered-table-cell table:number-columns-repeated="11" table:style-name="ce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" office:value-type="string">
            <text:p>Query1: Tracks by Iron Maiden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Automatic Mapping</text:p>
          </table:table-cell>
          <table:table-cell office:value-type="float" office:value="463">
            <text:p>463</text:p>
          </table:table-cell>
          <table:table-cell office:value-type="float" office:value="460">
            <text:p>460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  <table:table-cell office:value-type="float" office:value="455">
            <text:p>455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table:style-name="ce5" table:formula="of:=SUM([.C4:.L4])/10" office:value-type="float" office:value="455.9">
            <text:p>455.9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MigDB NeuralNetwork</text:p>
          </table:table-cell>
          <table:table-cell office:value-type="float" office:value="424">
            <text:p>424</text:p>
          </table:table-cell>
          <table:table-cell office:value-type="float" office:value="421">
            <text:p>421</text:p>
          </table:table-cell>
          <table:table-cell office:value-type="float" office:value="427">
            <text:p>427</text:p>
          </table:table-cell>
          <table:table-cell office:value-type="float" office:value="414">
            <text:p>414</text:p>
          </table:table-cell>
          <table:table-cell office:value-type="float" office:value="434">
            <text:p>434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float" office:value="428">
            <text:p>428</text:p>
          </table:table-cell>
          <table:table-cell table:style-name="ce5" table:formula="of:=SUM([.C5:.L5])/10" office:value-type="float" office:value="424.4">
            <text:p>424.4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NoSQLayer</text:p>
          </table:table-cell>
          <table:table-cell office:value-type="float" office:value="437">
            <text:p>437</text:p>
          </table:table-cell>
          <table:table-cell table:number-columns-repeated="2" office:value-type="float" office:value="449">
            <text:p>449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  <table:table-cell office:value-type="float" office:value="447">
            <text:p>447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47">
            <text:p>447</text:p>
          </table:table-cell>
          <table:table-cell office:value-type="float" office:value="460">
            <text:p>460</text:p>
          </table:table-cell>
          <table:table-cell table:style-name="ce5" table:formula="of:=SUM([.C6:.L6])/10" office:value-type="float" office:value="449.1">
            <text:p>449.1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>
            <text:p>Query2: Tracks and Album Names from “Classical” Playlist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Automatic Mapping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style-name="ce5" table:formula="of:=SUM([.C9:.L9])/10" office:value-type="float" office:value="7.2">
            <text:p>7.2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MigDB NeuralNetwork</text:p>
          </table:table-cell>
          <table:table-cell table:number-columns-repeated="2" office:value-type="float" office:value="16">
            <text:p>16</text:p>
          </table:table-cell>
          <table:table-cell table:number-columns-repeated="7" office:value-type="float" office:value="15">
            <text:p>15</text:p>
          </table:table-cell>
          <table:table-cell table:style-name="ce6" office:value-type="float" office:value="15">
            <text:p>15</text:p>
          </table:table-cell>
          <table:table-cell table:style-name="ce5" table:formula="of:=SUM([.C10:.L10])/10" office:value-type="float" office:value="15.2">
            <text:p>15.2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NoSQLayer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office:value-type="float" office:value="249">
            <text:p>249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2">
            <text:p>262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table:style-name="ce7" office:value-type="float" office:value="261">
            <text:p>261</text:p>
          </table:table-cell>
          <table:table-cell table:style-name="ce5" table:formula="of:=SUM([.C11:.L11])/10" office:value-type="float" office:value="261">
            <text:p>261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>
            <text:p>Query3: Tracks sold to Customer List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Automatic Mapping</text:p>
          </table:table-cell>
          <table:table-cell table:number-columns-repeated="9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5" table:formula="of:=SUM([.C14:.L14])/10" office:value-type="float" office:value="2">
            <text:p>2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MigDB NeuralNetwork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table:formula="of:=SUM([.C15:.L15])/10" office:value-type="float" office:value="8.6">
            <text:p>8.6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NoSQLayer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2"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style-name="ce5" table:formula="of:=SUM([.C16:.L16])/10" office:value-type="float" office:value="54.9">
            <text:p>54.9</text:p>
          </table:table-cell>
          <table:table-cell table:number-columns-repeated="1011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50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6">06/05/2025</text:date>, <text:time>15:0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5T16:00:16.90</meta:creation-date>
    <dc:date>2025-05-06T15:06:38.65</dc:date>
    <meta:editing-duration>PT27M52S</meta:editing-duration>
    <meta:editing-cycles>2</meta:editing-cycles>
    <meta:generator>OpenOffice/4.1.7$Win32 OpenOffice.org_project/417m1$Build-9800</meta:generator>
    <meta:document-statistic meta:table-count="3" meta:cell-count="145" meta:object-count="0"/>
  </office:meta>
</office:document-meta>
</file>